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84f4a" officeooo:paragraph-rsid="00184f4a" style:font-weight-asian="bold" style:font-weight-complex="bold"/>
    </style:style>
    <style:style style:name="P2" style:family="paragraph" style:parent-style-name="Standard" style:list-style-name="L3">
      <style:text-properties fo:font-weight="bold" officeooo:rsid="00184f4a" officeooo:paragraph-rsid="00184f4a" style:font-weight-asian="bold" style:font-weight-complex="bold"/>
    </style:style>
    <style:style style:name="P3" style:family="paragraph" style:parent-style-name="Standard" style:list-style-name="L3">
      <style:text-properties fo:font-weight="bold" officeooo:rsid="0019fb45" officeooo:paragraph-rsid="0019fb45" style:font-weight-asian="bold" style:font-weight-complex="bold"/>
    </style:style>
    <style:style style:name="P4" style:family="paragraph" style:parent-style-name="Standard">
      <style:text-properties officeooo:rsid="00184f4a" officeooo:paragraph-rsid="00184f4a"/>
    </style:style>
    <style:style style:name="P5" style:family="paragraph" style:parent-style-name="Standard" style:list-style-name="L1">
      <style:text-properties officeooo:rsid="00184f4a" officeooo:paragraph-rsid="00184f4a"/>
    </style:style>
    <style:style style:name="P6" style:family="paragraph" style:parent-style-name="Standard" style:list-style-name="L2">
      <style:text-properties officeooo:rsid="00184f4a" officeooo:paragraph-rsid="00184f4a"/>
    </style:style>
    <style:style style:name="P7" style:family="paragraph" style:parent-style-name="Standard" style:list-style-name="L3">
      <style:text-properties officeooo:rsid="00184f4a" officeooo:paragraph-rsid="00184f4a"/>
    </style:style>
    <style:style style:name="P8" style:family="paragraph" style:parent-style-name="Standard">
      <style:text-properties officeooo:rsid="0019fb45" officeooo:paragraph-rsid="0019fb45"/>
    </style:style>
    <style:style style:name="P9" style:family="paragraph" style:parent-style-name="Standard" style:list-style-name="L3">
      <style:text-properties officeooo:rsid="0019fb45" officeooo:paragraph-rsid="0019fb45"/>
    </style:style>
    <style:style style:name="T1" style:family="text">
      <style:text-properties officeooo:rsid="001c40d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CRIPTION</text:p>
      <text:p text:style-name="P4"/>
      <text:p text:style-name="P4">Real-Time Bridge Monitoring allows to verify in real-time (with a delay of 1 hour due to local server delay) the status of a number of piers of a bridge (in this case the Borgoforte bridge on Po river in Italy) based on some physical parameters, including:</text:p>
      <text:p text:style-name="P4"/>
      <text:list xml:id="list35476878" text:style-name="L1">
        <text:list-item>
          <text:p text:style-name="P5">wind speed [m/s]</text:p>
        </text:list-item>
        <text:list-item>
          <text:p text:style-name="P5">wind direction [°]</text:p>
        </text:list-item>
        <text:list-item>
          <text:p text:style-name="P5">water level [m asl]</text:p>
        </text:list-item>
        <text:list-item>
          <text:p text:style-name="P5">water rate [m3/s]</text:p>
        </text:list-item>
        <text:list-item>
          <text:p text:style-name="P5">river bed level [m asl]</text:p>
        </text:list-item>
        <text:list-item>
          <text:p text:style-name="P5">presence of debris</text:p>
        </text:list-item>
        <text:list-item>
          <text:p text:style-name="P5">presence and type of traffic</text:p>
        </text:list-item>
        <text:list-item>
          <text:p text:style-name="P5">material of the bridge</text:p>
        </text:list-item>
        <text:list-item>
          <text:p text:style-name="P5">structural parameters</text:p>
        </text:list-item>
      </text:list>
      <text:p text:style-name="P4"/>
      <text:p text:style-name="P4">This product complies with NTC 08 and EU 305/2011 normatives, the rules that describe a domain MN in which certain types of structures (in our case the pylons) remain in a safe zone, and thus they are not critical and unsafe.</text:p>
      <text:p text:style-name="P8">The system has been implemented as a website, so that users can more easily view even from home (not just locally), this allows for greater flexibility of the system, while requiring a greater number of server-side resources to carry out the necessary accounts and to manage connections and the database (which has a great number of data inside).</text:p>
      <text:p text:style-name="P4"/>
      <text:p text:style-name="P1">FEATURES</text:p>
      <text:p text:style-name="P4"/>
      <text:p text:style-name="P4">RTBM also provides access to different types of users with different roles; <text:span text:style-name="T1">they could</text:span> perform <text:span text:style-name="T1">different </text:span>tasks such as:</text:p>
      <text:p text:style-name="P4"/>
      <text:list xml:id="list35471953" text:style-name="L2">
        <text:list-item>
          <text:p text:style-name="P6">view the current state</text:p>
        </text:list-item>
        <text:list-item>
          <text:p text:style-name="P6">view the historical states</text:p>
        </text:list-item>
        <text:list-item>
          <text:p text:style-name="P6">view the MN domain</text:p>
        </text:list-item>
        <text:list-item>
          <text:p text:style-name="P6">add/edit/delete users</text:p>
        </text:list-item>
        <text:list-item>
          <text:p text:style-name="P6">edit some parameters</text:p>
        </text:list-item>
        <text:list-item>
          <text:p text:style-name="P6">view some statistics</text:p>
        </text:list-item>
        <text:list-item>
          <text:p text:style-name="P6">launch the alarm</text:p>
        </text:list-item>
      </text:list>
      <text:p text:style-name="P4"/>
      <text:p text:style-name="P1">USERS</text:p>
      <text:p text:style-name="P4"/>
      <text:p text:style-name="P4">Users who can use the system are:</text:p>
      <text:list xml:id="list35491159" text:style-name="L3">
        <text:list-item>
          <text:p text:style-name="P2">External users</text:p>
          <text:list>
            <text:list-item>
              <text:p text:style-name="P7">anyone who wants to access the site without having to log</text:p>
            </text:list-item>
          </text:list>
        </text:list-item>
        <text:list-item>
          <text:p text:style-name="P2">Operators</text:p>
          <text:list>
            <text:list-item>
              <text:p text:style-name="P7">the persons responsible for the monitoring of the bridge</text:p>
            </text:list-item>
          </text:list>
        </text:list-item>
        <text:list-item>
          <text:p text:style-name="P2">Engineers</text:p>
          <text:list>
            <text:list-item>
              <text:p text:style-name="P9">the persons responsible for the monitoring of the bridge and the definition of the structural model that describes the bridge and the forces acting on it</text:p>
            </text:list-item>
          </text:list>
        </text:list-item>
        <text:list-item>
          <text:p text:style-name="P3">Administrator</text:p>
          <text:list>
            <text:list-item>
              <text:p text:style-name="P9">the person responsible for adding new users (with the right role) and for edit or delete existing user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3T15:34:27.53</meta:creation-date>
    <dc:date>2014-01-04T15:47:26.74</dc:date>
    <meta:editing-duration>PT1H5M49S</meta:editing-duration>
    <meta:editing-cycles>3</meta:editing-cycles>
    <meta:generator>LibreOffice/3.6$Windows_x86 LibreOffice_project/da8c1e6-fd468f4-454e206-f42a4a9-143cfd</meta:generator>
    <meta:document-statistic meta:table-count="0" meta:image-count="0" meta:object-count="0" meta:page-count="1" meta:paragraph-count="32" meta:word-count="322" meta:character-count="1766" meta:non-whitespace-character-count="1500"/>
  </office:meta>
</office:document-meta>
</file>